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0pt" officeooo:rsid="00192dc2" officeooo:paragraph-rsid="00192dc2" style:font-size-asian="20pt" style:font-size-complex="20pt"/>
    </style:style>
    <style:style style:name="P2" style:family="paragraph" style:parent-style-name="Standard">
      <style:text-properties fo:font-size="14pt" officeooo:rsid="00192dc2" officeooo:paragraph-rsid="00192dc2" style:font-size-asian="12.25pt" style:font-size-complex="14pt"/>
    </style:style>
    <style:style style:name="P3" style:family="paragraph" style:parent-style-name="Standard">
      <style:text-properties fo:font-size="14pt" officeooo:rsid="00192dc2" officeooo:paragraph-rsid="00192dc2" style:font-size-asian="14pt" style:font-size-complex="14pt"/>
    </style:style>
    <style:style style:name="P4" style:family="paragraph" style:parent-style-name="Standard">
      <style:text-properties fo:font-size="14pt" officeooo:rsid="00192dc2" officeooo:paragraph-rsid="001993b5" style:font-size-asian="14pt" style:font-size-complex="14pt"/>
    </style:style>
    <style:style style:name="P5" style:family="paragraph" style:parent-style-name="Standard">
      <style:text-properties fo:font-size="14pt" officeooo:rsid="00192dc2" officeooo:paragraph-rsid="001a962b" style:font-size-asian="14pt" style:font-size-complex="14pt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  <style:style style:name="T3" style:family="text">
      <style:text-properties officeooo:rsid="001a962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– 2</text:p>
      <text:p text:style-name="P3"/>
      <text:p text:style-name="P3"/>
      <text:p text:style-name="P3"/>
      <text:p text:style-name="P3"/>
      <text:p text:style-name="P3">Q1) Which field of the Customers table is the primary key?</text:p>
      <text:p text:style-name="P3">Ans:</text:p>
      <text:p text:style-name="P3">CNUM, the reason being that, the primary key has to follow two conditions:</text:p>
      <text:p text:style-name="P3">1) It should have unique values &amp;</text:p>
      <text:p text:style-name="P3">2) Primary Key Values cannot be NULL</text:p>
      <text:p text:style-name="P3"/>
      <text:p text:style-name="P3">Now, both CNUM and CNAME don’t have any NULL values, but CNAME values can be repeated, as two people can have the same name.</text:p>
      <text:p text:style-name="P3">But, in the case of CNUM, it will always be unique.</text:p>
      <text:p text:style-name="P3">Therefore, CNUM column/field of the Customers table is the Primary Key.</text:p>
      <text:p text:style-name="P3"/>
      <text:p text:style-name="P3"/>
      <text:p text:style-name="P3"/>
      <text:p text:style-name="P3"/>
      <text:p text:style-name="P3"/>
      <text:p text:style-name="P3"/>
      <text:p text:style-name="P3">Q2) What is the 4<text:span text:style-name="T1">th</text:span> Column of the Customers table?</text:p>
      <text:p text:style-name="P3">Ans:<text:line-break/>The 4<text:span text:style-name="T1">th</text:span> Column of the Customers table is RATING column.</text:p>
      <text:p text:style-name="P3">It is of type Integer and has a size of 4 bytes .</text:p>
      <text:p text:style-name="P3">RATING INT(4): Written during creating the table columns;</text:p>
      <text:p text:style-name="P3"/>
      <text:p text:style-name="P3"/>
      <text:p text:style-name="P3"/>
      <text:p text:style-name="P3"/>
      <text:p text:style-name="P3"/>
      <text:p text:style-name="P3">Q3) What is another word for row? For column?</text:p>
      <text:p text:style-name="P3">Ans:</text:p>
      <text:p text:style-name="P3">In an RDBMS, </text:p>
      <text:p text:style-name="P3"/>
      <text:p text:style-name="P3">Another word for Row is: </text:p>
      <text:p text:style-name="P3">1. Tuple</text:p>
      <text:p text:style-name="P3">2. Records</text:p>
      <text:p text:style-name="P3"/>
      <text:p text:style-name="P3">Another word for Column is:<text:line-break/>1. Attribute</text:p>
      <text:p text:style-name="P3">2, Field</text:p>
      <text:p text:style-name="P3"/>
      <text:p text:style-name="P3"/>
      <text:p text:style-name="P3"><text:soft-page-break/></text:p>
      <text:p text:style-name="P3">Q4) Why isn’t it possible to see the first five rows of the table?</text:p>
      <text:p text:style-name="P4">Ans:</text:p>
      <text:p text:style-name="P5"><text:span text:style-name="T3">In a DBMS, rows are stored in a file.</text:span></text:p>
      <text:p text:style-name="P5"><text:span text:style-name="T3">In a RDBMS, table is not a file, every row of the table is a file.</text:span></text:p>
      <text:p text:style-name="P5"><text:span text:style-name="T3">Rows inside the table are scattered(fragmented) all over the Database Server Hard Disk.</text:span></text:p>
      <text:p text:style-name="P5"><text:span text:style-name="T3">The reason behind doing this is to increase the speed of the INSERT statement</text:span></text:p>
      <text:p text:style-name="P5"><text:span text:style-name="T3">In a multi-user environment, if multiple users are working on the same table, it would be very slow to make changes, if the rows were to be stored sequentially.</text:span></text:p>
      <text:p text:style-name="P5"><text:span text:style-name="T3">So, when we use the SELECT statement, the order of the row depends on the row address, it will always the ascending order of Row addresses.</text:span></text:p>
      <text:p text:style-name="P5"/>
      <text:p text:style-name="P5"><text:span text:style-name="T3">Once we insert the row, the addresss of it will be constant.</text:span></text:p>
      <text:p text:style-name="P5"><text:span text:style-name="T3">When we update a row, the row address may change.</text:span></text:p>
      <text:p text:style-name="P5"><text:span text:style-name="T3">So, later when we use the SELECT statement, the row might be at any ohter position that it was before</text:span></text:p>
      <text:p text:style-name="P5"><text:span text:style-name="T3">Hence, it is not possible to see the first five rows of a table or for that matter, the last five rows of the table.</text:span><text:line-break/></text:p>
      <text:p text:style-name="P3"/>
      <text:p text:style-name="P1"/>
      <text:p text:style-name="P2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9T22:27:58.754113312</meta:creation-date>
    <meta:generator>LibreOffice/7.3.7.2$Linux_X86_64 LibreOffice_project/30$Build-2</meta:generator>
    <dc:date>2024-03-19T23:14:27.625868970</dc:date>
    <meta:editing-duration>PT45M57S</meta:editing-duration>
    <meta:editing-cycles>3</meta:editing-cycles>
    <meta:document-statistic meta:table-count="0" meta:image-count="0" meta:object-count="0" meta:page-count="2" meta:paragraph-count="33" meta:word-count="349" meta:character-count="1797" meta:non-whitespace-character-count="1477"/>
  </office:meta>
</office:document-meta>
</file>